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avid" svg:font-family="David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4af6545"/>
    </style:style>
    <style:style style:name="P3" style:family="paragraph" style:parent-style-name="Heading_20_2">
      <style:text-properties style:use-window-font-color="true" loext:opacity="0%" officeooo:paragraph-rsid="062aa247"/>
    </style:style>
    <style:style style:name="P4" style:family="paragraph" style:parent-style-name="Standard">
      <style:text-properties style:use-window-font-color="true" loext:opacity="0%" officeooo:paragraph-rsid="065b97c2"/>
    </style:style>
    <style:style style:name="P5" style:family="paragraph" style:parent-style-name="Standard">
      <style:text-properties style:use-window-font-color="true" loext:opacity="0%" style:font-name="Monospace" officeooo:rsid="0626422c" officeooo:paragraph-rsid="062aa247" style:font-size-asian="10.5pt" style:font-name-complex="David CLM" style:font-weight-complex="normal"/>
    </style:style>
    <style:style style:name="P6" style:family="paragraph" style:parent-style-name="Standard">
      <style:text-properties style:use-window-font-color="true" loext:opacity="0%" officeooo:rsid="0628aa40" officeooo:paragraph-rsid="065c7a5d"/>
    </style:style>
    <style:style style:name="P7" style:family="paragraph" style:parent-style-name="Standard" style:list-style-name="L1">
      <style:text-properties style:use-window-font-color="true" loext:opacity="0%" officeooo:paragraph-rsid="065c7a5d"/>
    </style:style>
    <style:style style:name="P8" style:family="paragraph" style:parent-style-name="Standard">
      <style:text-properties style:use-window-font-color="true" loext:opacity="0%" style:font-name="Monospace" officeooo:rsid="0628aa40" officeooo:paragraph-rsid="062aa247" style:font-size-asian="10.5pt" style:font-name-complex="David CLM" style:font-weight-complex="normal"/>
    </style:style>
    <style:style style:name="P9" style:family="paragraph" style:parent-style-name="Standard">
      <style:text-properties style:use-window-font-color="true" loext:opacity="0%" officeooo:rsid="0628aa40" officeooo:paragraph-rsid="062aa247"/>
    </style:style>
    <style:style style:name="P10" style:family="paragraph" style:parent-style-name="Heading_20_2">
      <style:text-properties style:use-window-font-color="true" loext:opacity="0%" officeooo:paragraph-rsid="0656e34b"/>
    </style:style>
    <style:style style:name="P11" style:family="paragraph" style:parent-style-name="Standard">
      <style:text-properties style:use-window-font-color="true" loext:opacity="0%" officeooo:paragraph-rsid="0656e34b"/>
    </style:style>
    <style:style style:name="P12" style:family="paragraph" style:parent-style-name="Standard">
      <style:text-properties style:use-window-font-color="true" loext:opacity="0%" style:font-name="David" fo:language="en" fo:country="US" fo:font-weight="bold" officeooo:rsid="0656e34b" officeooo:paragraph-rsid="0656e34b" style:font-size-asian="10.5pt" style:font-weight-asian="bold" style:font-name-complex="David CLM" style:font-weight-complex="bold"/>
    </style:style>
    <style:style style:name="P13" style:family="paragraph" style:parent-style-name="Standard">
      <style:text-properties style:use-window-font-color="true" loext:opacity="0%" style:font-name="David" fo:language="en" fo:country="US" officeooo:rsid="0656e34b" officeooo:paragraph-rsid="0656e34b" style:font-size-asian="10.5pt" style:font-name-complex="David CLM" style:font-weight-complex="normal"/>
    </style:style>
    <style:style style:name="P14" style:family="paragraph" style:parent-style-name="Heading_20_2">
      <style:text-properties style:use-window-font-color="true" loext:opacity="0%" officeooo:paragraph-rsid="0673cd95"/>
    </style:style>
    <style:style style:name="P15" style:family="paragraph" style:parent-style-name="Standard">
      <style:text-properties style:use-window-font-color="true" loext:opacity="0%" style:font-name="David" officeooo:rsid="06751456" officeooo:paragraph-rsid="0673cd95" style:font-size-asian="10.5pt" style:font-name-complex="David CLM" style:font-weight-complex="normal"/>
    </style:style>
    <style:style style:name="P16" style:family="paragraph" style:parent-style-name="Standard">
      <style:text-properties style:use-window-font-color="true" loext:opacity="0%" style:font-name="David" officeooo:rsid="06751456" officeooo:paragraph-rsid="06751456" style:font-size-asian="10.5pt" style:font-name-complex="David CLM" style:font-weight-complex="normal"/>
    </style:style>
    <style:style style:name="P17" style:family="paragraph" style:parent-style-name="Standard">
      <style:text-properties style:use-window-font-color="true" loext:opacity="0%" style:font-name="David" officeooo:rsid="062f9785" officeooo:paragraph-rsid="0673cd95" style:font-size-asian="10.5pt" style:font-name-complex="David CLM" style:font-weight-complex="normal"/>
    </style:style>
    <style:style style:name="P18" style:family="paragraph" style:parent-style-name="Standard">
      <style:paragraph-properties fo:text-align="end" style:justify-single-word="false" style:writing-mode="rl-tb"/>
      <style:text-properties style:use-window-font-color="true" loext:opacity="0%" style:font-name="David" officeooo:rsid="062f9785" officeooo:paragraph-rsid="062f9785" style:font-size-asian="10.5pt" style:font-name-complex="David CLM" style:font-weight-complex="normal"/>
    </style:style>
    <style:style style:name="P19" style:family="paragraph" style:parent-style-name="Standard">
      <style:text-properties style:use-window-font-color="true" loext:opacity="0%" style:font-name="David" officeooo:rsid="062f9785" officeooo:paragraph-rsid="062f9785" style:font-size-asian="10.5pt" style:font-name-complex="David CLM" style:font-weight-complex="normal"/>
    </style:style>
    <style:style style:name="P20" style:family="paragraph" style:parent-style-name="Standard">
      <style:text-properties style:use-window-font-color="true" loext:opacity="0%" style:font-name="David" officeooo:rsid="062f9785" officeooo:paragraph-rsid="066dd64a" style:font-size-asian="10.5pt" style:font-name-complex="David CLM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ourier New" fo:font-size="10pt" officeooo:rsid="066dd64a" officeooo:paragraph-rsid="066dd64a" style:font-size-asian="10pt" style:font-name-complex="David CLM" style:font-size-complex="10pt" style:font-weight-complex="normal"/>
    </style:style>
    <style:style style:name="P22" style:family="paragraph" style:parent-style-name="Standard">
      <style:text-properties style:use-window-font-color="true" loext:opacity="0%" style:font-name="David" officeooo:rsid="066dd64a" officeooo:paragraph-rsid="066dd64a" style:font-size-asian="10.5pt" style:font-name-complex="David CLM" style:font-weight-complex="normal"/>
    </style:style>
    <style:style style:name="P23" style:family="paragraph" style:parent-style-name="Standard">
      <style:paragraph-properties fo:text-align="end" style:justify-single-word="false" style:writing-mode="rl-tb"/>
      <style:text-properties style:use-window-font-color="true" loext:opacity="0%" style:font-name="David" officeooo:rsid="062f9785" officeooo:paragraph-rsid="066dd64a" style:font-size-asian="10.5pt" style:font-name-complex="David CLM" style:font-weight-complex="normal"/>
    </style:style>
    <style:style style:name="P24" style:family="paragraph" style:parent-style-name="Heading_20_2">
      <style:text-properties style:use-window-font-color="true" loext:opacity="0%" officeooo:paragraph-rsid="063f828d"/>
    </style:style>
    <style:style style:name="P25" style:family="paragraph" style:parent-style-name="Standard">
      <style:text-properties officeooo:paragraph-rsid="063f828d"/>
    </style:style>
    <style:style style:name="P26" style:family="paragraph" style:parent-style-name="Standard">
      <style:text-properties style:use-window-font-color="true" loext:opacity="0%" style:font-name="David" fo:language="en" fo:country="US" officeooo:rsid="06693306" officeooo:paragraph-rsid="06693306"/>
    </style:style>
    <style:style style:name="P27" style:family="paragraph" style:parent-style-name="Standard">
      <style:text-properties style:use-window-font-color="true" loext:opacity="0%" officeooo:paragraph-rsid="063f828d"/>
    </style:style>
    <style:style style:name="P28" style:family="paragraph" style:parent-style-name="Standard">
      <style:text-properties style:use-window-font-color="true" loext:opacity="0%" style:font-name="David" officeooo:paragraph-rsid="063f828d"/>
    </style:style>
    <style:style style:name="P29" style:family="paragraph" style:parent-style-name="Standard">
      <style:text-properties style:use-window-font-color="true" loext:opacity="0%" style:font-name="David" officeooo:rsid="064d53b4" officeooo:paragraph-rsid="064d53b4"/>
    </style:style>
    <style:style style:name="T1" style:family="text">
      <style:text-properties officeooo:rsid="05226f8d"/>
    </style:style>
    <style:style style:name="T2" style:family="text">
      <style:text-properties officeooo:rsid="04af6545"/>
    </style:style>
    <style:style style:name="T3" style:family="text">
      <style:text-properties officeooo:rsid="056dcf64"/>
    </style:style>
    <style:style style:name="T4" style:family="text">
      <style:text-properties style:font-name="Liberation Sans" fo:font-size="21pt" fo:font-weight="bold" officeooo:rsid="0618f141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5" style:family="text">
      <style:text-properties officeooo:rsid="0678730a"/>
    </style:style>
    <style:style style:name="T6" style:family="text">
      <style:text-properties officeooo:rsid="06255ca3"/>
    </style:style>
    <style:style style:name="T7" style:family="text">
      <style:text-properties style:font-name="Monospace" fo:font-size="12pt" fo:font-style="normal" fo:font-weight="normal" officeooo:rsid="062aa247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" style:family="text">
      <style:text-properties officeooo:rsid="06737673"/>
    </style:style>
    <style:style style:name="T9" style:family="text">
      <style:text-properties style:font-name="Monospace" fo:font-size="12pt" fo:font-style="normal" fo:font-weight="normal" officeooo:rsid="0626422c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0" style:family="text">
      <style:text-properties officeooo:rsid="0626422c"/>
    </style:style>
    <style:style style:name="T11" style:family="text">
      <style:text-properties style:font-name="Monospace" officeooo:rsid="0626422c" style:font-size-asian="10.5pt" style:font-name-complex="David CLM" style:font-weight-complex="normal"/>
    </style:style>
    <style:style style:name="T12" style:family="text">
      <style:text-properties style:font-name="Monospace" officeooo:rsid="062779da" style:font-size-asian="10.5pt" style:font-name-complex="David CLM" style:font-weight-complex="normal"/>
    </style:style>
    <style:style style:name="T13" style:family="text">
      <style:text-properties style:font-name="Monospace" style:font-size-asian="10.5pt" style:font-name-complex="David CLM" style:font-weight-complex="normal"/>
    </style:style>
    <style:style style:name="T14" style:family="text">
      <style:text-properties style:font-name="Monospace" officeooo:rsid="065b97c2" style:font-size-asian="10.5pt" style:font-name-complex="David CLM" style:font-weight-complex="normal"/>
    </style:style>
    <style:style style:name="T15" style:family="text">
      <style:text-properties style:font-name="Monospace" fo:font-weight="bold" officeooo:rsid="065b97c2" style:font-size-asian="10.5pt" style:font-weight-asian="bold" style:font-name-complex="David CLM" style:font-weight-complex="bold"/>
    </style:style>
    <style:style style:name="T16" style:family="text">
      <style:text-properties style:font-name="Monospace" fo:font-weight="bold" officeooo:rsid="065b97c2" style:font-size-asian="10.5pt" style:font-weight-asian="bold" style:font-name-complex="David CLM" style:font-weight-complex="normal"/>
    </style:style>
    <style:style style:name="T17" style:family="text">
      <style:text-properties style:font-name="Monospace" officeooo:rsid="06299f58" style:font-size-asian="10.5pt" style:font-name-complex="David CLM" style:font-weight-complex="normal"/>
    </style:style>
    <style:style style:name="T18" style:family="text">
      <style:text-properties style:font-name="Monospace" fo:font-size="12pt" fo:font-style="normal" fo:font-weight="normal" officeooo:rsid="066accd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9" style:family="text">
      <style:text-properties style:font-name="Monospace" fo:font-size="12pt" fo:font-style="normal" fo:font-weight="normal" officeooo:rsid="0656e34b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0" style:family="text">
      <style:text-properties style:font-name="David" fo:language="en" fo:country="US" officeooo:rsid="06561767" style:font-size-asian="10.5pt" style:font-name-complex="David CLM" style:font-weight-complex="normal"/>
    </style:style>
    <style:style style:name="T21" style:family="text">
      <style:text-properties style:font-name="David" fo:language="en" fo:country="US" officeooo:rsid="0656e34b" style:font-size-asian="10.5pt" style:font-name-complex="David CLM" style:font-weight-complex="normal"/>
    </style:style>
    <style:style style:name="T22" style:family="text">
      <style:text-properties style:font-name="David" fo:language="en" fo:country="US" fo:font-weight="bold" officeooo:rsid="0656e34b" style:font-size-asian="10.5pt" style:font-weight-asian="bold" style:font-name-complex="David CLM" style:font-weight-complex="bold"/>
    </style:style>
    <style:style style:name="T23" style:family="text">
      <style:text-properties style:font-name="Monospace" fo:font-size="12pt" fo:font-style="normal" fo:font-weight="normal" officeooo:rsid="062f3b2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4" style:family="text">
      <style:text-properties style:font-name="Monospace" fo:font-size="12pt" fo:font-style="normal" fo:font-weight="normal" officeooo:rsid="0673cd9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5" style:family="text">
      <style:text-properties style:font-name="Monospace" fo:font-size="12pt" fo:font-style="normal" fo:font-weight="normal" officeooo:rsid="06751456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6" style:family="text">
      <style:text-properties officeooo:rsid="0675454b"/>
    </style:style>
    <style:style style:name="T27" style:family="text">
      <style:text-properties style:font-name="Monospace" fo:font-size="12pt" fo:font-style="normal" fo:font-weight="normal" officeooo:rsid="066dd64a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8" style:family="text">
      <style:text-properties officeooo:rsid="066dd64a"/>
    </style:style>
    <style:style style:name="T29" style:family="text">
      <style:text-properties officeooo:rsid="066e97a4"/>
    </style:style>
    <style:style style:name="T30" style:family="text">
      <style:text-properties officeooo:rsid="0671ca6b"/>
    </style:style>
    <style:style style:name="T31" style:family="text">
      <style:text-properties officeooo:rsid="062f9785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66e97a4" style:font-style-asian="italic" style:font-style-complex="italic"/>
    </style:style>
    <style:style style:name="T34" style:family="text">
      <style:text-properties style:font-name="Monospace" fo:font-size="12pt" fo:font-style="normal" fo:font-weight="normal" officeooo:rsid="0618f14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35" style:family="text">
      <style:text-properties style:font-name="Monospace" fo:font-size="12pt" fo:font-style="normal" fo:font-weight="normal" officeooo:rsid="066d7cb2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36" style:family="text">
      <style:text-properties officeooo:rsid="06213d5c"/>
    </style:style>
    <style:style style:name="T37" style:family="text">
      <style:text-properties officeooo:rsid="066cc2c3"/>
    </style:style>
    <style:style style:name="T38" style:family="text">
      <style:text-properties style:use-window-font-color="true" loext:opacity="0%" style:font-name="David"/>
    </style:style>
    <style:style style:name="T39" style:family="text">
      <style:text-properties style:use-window-font-color="true" loext:opacity="0%" style:font-name="David" officeooo:rsid="066cc2c3"/>
    </style:style>
    <style:style style:name="T40" style:family="text">
      <style:text-properties style:use-window-font-color="true" loext:opacity="0%"/>
    </style:style>
    <style:style style:name="T41" style:family="text">
      <style:text-properties style:use-window-font-color="true" loext:opacity="0%" style:font-name="David" officeooo:rsid="0642138f" style:font-size-asian="10.5pt" style:font-name-complex="David CLM" style:font-weight-complex="normal"/>
    </style:style>
    <style:style style:name="T42" style:family="text">
      <style:text-properties style:use-window-font-color="true" loext:opacity="0%" style:font-name="David" officeooo:rsid="0646251d" style:font-size-asian="10.5pt" style:font-name-complex="David CLM" style:font-weight-complex="normal"/>
    </style:style>
    <style:style style:name="T43" style:family="text">
      <style:text-properties style:use-window-font-color="true" loext:opacity="0%" style:font-name="David" fo:language="en" fo:country="US" officeooo:rsid="0646251d" style:font-size-asian="10.5pt" style:font-name-complex="David CLM" style:font-weight-complex="normal"/>
    </style:style>
    <style:style style:name="T44" style:family="text">
      <style:text-properties style:font-name="David" officeooo:rsid="06407c16"/>
    </style:style>
    <style:style style:name="T45" style:family="text">
      <style:text-properties style:font-name="David"/>
    </style:style>
    <style:style style:name="T46" style:family="text">
      <style:text-properties style:font-name="David" officeooo:rsid="064456df"/>
    </style:style>
    <style:style style:name="T47" style:family="text">
      <style:text-properties style:font-name="David" fo:font-style="italic" style:font-style-asian="italic" style:font-style-complex="italic"/>
    </style:style>
    <style:style style:name="T48" style:family="text">
      <style:text-properties style:font-name="David" officeooo:rsid="06435662"/>
    </style:style>
    <style:style style:name="T49" style:family="text">
      <style:text-properties style:font-name="David" officeooo:rsid="066cc2c3"/>
    </style:style>
    <style:style style:name="T50" style:family="text">
      <style:text-properties style:font-name="David" fo:font-style="italic" officeooo:rsid="06407c16" style:font-style-asian="italic" style:font-style-complex="italic"/>
    </style:style>
    <style:style style:name="T51" style:family="text">
      <style:text-properties officeooo:rsid="0643566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מטלה</text:span><text:span text:style-name="T2"> –</text:span><text:span text:style-name="T3"> </text:span><text:span text:style-name="T4">חלוקת חפצים עם כסף</text:span></text:h>
      <text:p text:style-name="P2">‫יש לענות על שאלה אחת לבחירתכם. שאלות או סעיפים עם כוכבית‬ מזכים <text:span text:style-name="T5">בניקוד כפול.</text:span>‬</text:p>
      <text:p text:style-name="P2">‫יש להוכיח את נכונות התשובות. אפשר לכתוב אלגוריתם בפסאודו-קוד, אבל הוא צריך להיות מדויק ‫ומפורט ברמה של שפת תיכנות.‬</text:p>
      <text:p text:style-name="P3"><text:span text:style-name="T6">שאלה </text:span><text:span text:style-name="T7">1</text:span><text:span text:style-name="T6">: </text:span><text:span text:style-name="T8">אלגוריתם המכרז </text:span><text:span text:style-name="T9">עם מס</text:span></text:p>
      <text:p text:style-name="P4"><text:span text:style-name="T10">נתונה בעיית חלוקה עם כסף, של </text:span><text:span text:style-name="T11">m חפצים בין n אנשים. כל אדם המקבל סכום כסף חיובי כלשהו x צריך לשלם t*x מס הכנסה, כאשר t <text:s/>הוא מספר קבוע כלשהו בין 0 ל-1 (נניח t=0.3 <text:s/>זה 30% מס).</text:span></text:p>
      <text:p text:style-name="P5"/>
      <text:p text:style-name="P6"><text:span text:style-name="T12">א. </text:span><text:span text:style-name="T13">הראו שאלגוריתם "המכרז השווה" לא תמיד מחזיר חלוקה ללא קנאה.</text:span></text:p>
      <text:list text:style-name="L1">
        <text:list-item>
          <text:p text:style-name="P7"><text:span text:style-name="T14">שימו לב: מס הכנסה מתייחס לתשלום </text:span><text:span text:style-name="T15">נטו</text:span><text:span text:style-name="T16">, לדוגמה, אם שחקן שילם 100 וקיבל 150, הוא ישלם מס רק על 50; אם הוא שילם 100 וקיבל 50, הוא לא ישלם מס בכלל.</text:span></text:p>
        </text:list-item>
      </text:list>
      <text:p text:style-name="P8"/>
      <text:p text:style-name="P9"><text:span text:style-name="T13">* ב. תארו אלגוריתם המוצא חלוקה </text:span><text:span text:style-name="T17">יעילה-פארטו ו</text:span><text:span text:style-name="T13">ללא קנאה, או הוכיחו שלא קיים כזה.</text:span></text:p>
      <text:p text:style-name="P8"/>
      <text:p text:style-name="P10">שאלה <text:span text:style-name="T18">2</text:span>: <text:span text:style-name="T19">אלגוריתם המכרז: אסטרטגיה</text:span></text:p>
      <text:p text:style-name="P11"><text:span text:style-name="T20">n </text:span><text:span text:style-name="T21">שחקנים מחלקים ביניהם חפץ אחד בעזרת אלגוריתם "המכרז השווה". שחקן 1 הצליח לגלות את הערכים של כל השחקנים 2,…,n <text:s/>לאותו חפץ. שחקן 1 רוצה להשתמש במידע הזה כדי למסור לאלגוריתם ערך שונה מהערך האמיתי שלו, כך שהתועלת שלו תהיה גדולה ביותר. תארו אלגוריתם שיעזור לשחקן 1 להחליט, איזה ערך למסור לאלגוריתם כדי להשיג את התועלת הגבוהה ביותר האפשרית. </text:span></text:p>
      <text:p text:style-name="P12"/>
      <text:p text:style-name="P11"><text:span text:style-name="T22">הדרכה</text:span><text:span text:style-name="T21">: לפני שתנסו לפתח אלגוריתם כללי, נסו לבדוק מקרים פרטיים ולהבין מה קורה. לדוגמה, שני שחקנים עם ערכים 10, 20 או 20, 10.</text:span></text:p>
      <text:p text:style-name="P13"/>
      <text:p text:style-name="P14">שאלה<text:span text:style-name="T23"> </text:span><text:span text:style-name="T24">3</text:span>: <text:span text:style-name="T24">חלוקת </text:span><text:span text:style-name="T25">חפצים עם אילוצי כמות</text:span></text:p>
      <text:p text:style-name="P15">רוצים לחלק 500 חפצים שונים בין 100 אנשים עם הערכות שונות, כך שכל אחד יקבל חמישה חפצים בדיוק.</text:p>
      <text:p text:style-name="P15"/>
      <text:p text:style-name="P16">א. כתבו אלגוריתם לחלוקה ללא כסף, המוצא חלוקה הממקסמת את סכום הערכים (רמז: רדוקציה לשידוך).</text:p>
      <text:p text:style-name="P16"/>
      <text:p text:style-name="P16"><text:span text:style-name="T26">* </text:span>ב. כתבו אלגוריתם לחלוקה עם כסף, המוצא חלוקה ללא-קנאה ויעילה פארטו (רמז: רדוקציה לבעיית חלוקת חדרים).</text:p>
      <text:p text:style-name="P17"/>
      <text:p text:style-name="P14">שאלה<text:span text:style-name="T23"> </text:span><text:span text:style-name="T24">4</text:span>: <text:span text:style-name="T27">האם קיימת חלוקה בלי טרמפיסטים?</text:span></text:p>
      <text:p text:style-name="P18">נתונה בעיית חלוקת חדרים ושכר-דירה. </text:p>
      <text:p text:style-name="P19"/>
      <text:p text:style-name="P20"><text:span text:style-name="T28">א. </text:span>כתבו <text:span text:style-name="T28">פונקציה</text:span> בפייתון, <text:span text:style-name="T28">הבודקת האם קיימת חלוקה ללא-קנאה </text:span><text:span text:style-name="T29">של חדרים ושכר-דירה</text:span><text:span text:style-name="T28">, שבה כל הדיירים משלמים מחיר גדול או שווה אפס. אם כן, </text:span><text:span text:style-name="T29">הפונקציה מדפיסה </text:span><text:span text:style-name="T28">חלוקה אחת כזאת. </text:span><text:span text:style-name="T30">בדקו והדגימו את תשובתכם. </text:span><text:span text:style-name="T28">הקלט לפונקציה הוא מטריצת ערכים, וגובה שכר-הדירה. למשל:</text:span></text:p>
      <text:p text:style-name="P21">find_rent_with_nonnegative_prices( [[20,30,40],[40,30,20],[30,30,30]], 90)</text:p>
      <text:p text:style-name="P20"/>
      <text:p text:style-name="P22">* ב. <text:span text:style-name="T31">כתבו קוד בפייתון, </text:span>הבודק האם קיימת חלוקה ללא-קנאה, שבה כל הדיירים משלמים מחיר <text:span text:style-name="T32">גדול </text:span><text:span text:style-name="T33">ממש </text:span><text:span text:style-name="T29">מ</text:span>אפס. אם כן, הקוד מדפיס חלוקה אחת כזאת. <text:span text:style-name="T30">הסבירו, בדקו והדגימו את תשובתכם.</text:span></text:p>
      <text:p text:style-name="P20"><text:soft-page-break/></text:p>
      <text:p text:style-name="P23"/>
      <text:p text:style-name="P24">שאלה<text:span text:style-name="T34"> </text:span><text:span text:style-name="T35">5</text:span>: <text:span text:style-name="T36">השמת חפצים </text:span><text:span text:style-name="T37">אגליטרית</text:span></text:p>
      <text:p text:style-name="P25"><text:span text:style-name="T38">נתונים n שחקנים ו־n </text:span><text:span text:style-name="T39">חדרים</text:span><text:span text:style-name="T38">. צריך לתת </text:span><text:span text:style-name="T39">חדר </text:span><text:span text:style-name="הבחנה"><text:span text:style-name="T40">אחד בדיוק</text:span></text:span><text:span text:style-name="T38"> לכל שחקן, </text:span><text:span text:style-name="הבחנה"><text:span text:style-name="T40">ללא</text:span></text:span><text:span text:style-name="T38"> כספים. תארו אלגוריתמים </text:span><text:span text:style-name="T41">יעילים </text:span><text:span text:style-name="T42">(- זמן ריצה פולינומיאלי ב-</text:span><text:span text:style-name="T43">n)</text:span><text:span text:style-name="T41"> </text:span><text:span text:style-name="T38">למציאת השמות המקיימות את התנאים הבאים:</text:span></text:p>
      <text:p text:style-name="P26"/>
      <text:p text:style-name="P27"><text:span text:style-name="T44">א</text:span><text:span text:style-name="T45">. </text:span><text:span text:style-name="T46">השמה הממקסמת את </text:span><text:span text:style-name="T47">מכפלת </text:span><text:span text:style-name="T45">הערכים.</text:span></text:p>
      <text:p text:style-name="P27"/>
      <text:p text:style-name="P27"><text:span text:style-name="T48">ב</text:span><text:span text:style-name="T45">. </text:span><text:span text:style-name="T46">השמה אגליטרית </text:span><text:span text:style-name="T49">(השמה </text:span><text:span text:style-name="T46">הממקסמת את </text:span><text:span text:style-name="T44">הערך </text:span><text:span text:style-name="T50">הקטן ביותר</text:span><text:span text:style-name="T49">)</text:span><text:span text:style-name="T45">.</text:span></text:p>
      <text:p text:style-name="P27"/>
      <text:p text:style-name="P28">* <text:span text:style-name="T51">ג</text:span>. השמה לקסימין־אגליטרית.</text:p>
      <text:p text:style-name="P29"/>
      <text:p text:style-name="P29"><text:span text:style-name="T37">הדגימו ו</text:span>הוכיחו את נכונות האלגוריתמים <text:span text:style-name="T37">שלכם</text:span>.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avid" svg:font-family="David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1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1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1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1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1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1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1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1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text-position="0% 100%" style:language-complex="he" style:country-complex="IL"/>
    </style:style>
    <style:style style:name="ListLabel_20_2" style:display-name="ListLabel 2" style:family="text">
      <style:text-properties fo:font-size="8pt" style:font-size-asian="8pt" style:font-name-complex="Courier New1" style:font-family-complex="'Courier New'" style:font-family-generic-complex="system" style:font-pitch-complex="variable" style:font-size-complex="8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loext:num-list-format="%1%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loext:num-list-format="%2%◦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loext:num-list-format="%3%▪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loext:num-list-format="%4%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loext:num-list-format="%5%◦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loext:num-list-format="%6%▪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loext:num-list-format="%7%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loext:num-list-format="%8%◦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loext:num-list-format="%9%▪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4-27T18:14:05.968384300</dc:date>
    <meta:editing-duration>P11DT22H20M28S</meta:editing-duration>
    <meta:editing-cycles>1462</meta:editing-cycles>
    <meta:document-statistic meta:table-count="0" meta:image-count="0" meta:object-count="0" meta:page-count="2" meta:paragraph-count="28" meta:word-count="439" meta:character-count="2418" meta:non-whitespace-character-count="2008"/>
  </office:meta>
</office:document-meta>
</file>